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571" officeooo:paragraph-rsid="00116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FESTO OSSHBJSBH XGJ HJGJSHG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2:45.529137683</meta:creation-date>
    <dc:date>2018-04-19T15:33:03.320376491</dc:date>
    <meta:editing-duration>PT18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9"/>
    <meta:generator>LibreOffice/5.1.6.2$Linux_X86_64 LibreOffice_project/10m0$Build-2</meta:generator>
  </office:meta>
</office:document-meta>
</file>